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Title">Interface Design Document (IDD)</text:p>
      <text:p text:style-name="Author">Development Team</text:p>
      <text:p text:style-name="Date">2024-06-26</text:p>
      <text:h text:style-name="Heading_20_1" text:outline-level="1"><text:bookmark-start text:name="interface-design-document-idd"/>Interface Design Document (IDD)<text:bookmark-end text:name="interface-design-document-idd"/></text:h>
      <text:h text:style-name="Heading_20_2" text:outline-level="2"><text:bookmark-start text:name="scope"/>1. Scope<text:bookmark-end text:name="scope"/></text:h>
      <text:h text:style-name="Heading_20_3" text:outline-level="3"><text:bookmark-start text:name="identification"/>1.1 Identification<text:bookmark-end text:name="identification"/></text:h>
      <text:p text:style-name="First_20_paragraph"><text:span text:style-name="T1">IDD-001: Document Identification</text:span> - The document <text:span text:style-name="T1">shall</text:span> be identified by the following information: - <text:span text:style-name="T1">Document Name</text:span>: [Document Name] - <text:span text:style-name="T1">Document Identifier</text:span>: [IDD-001] - <text:span text:style-name="T1">Version</text:span>: 1.0 - <text:span text:style-name="T1">Classification</text:span>: [Unclassified/Classified Level]</text:p>
      <text:h text:style-name="Heading_20_3" text:outline-level="3"><text:bookmark-start text:name="document-overview"/>1.2 Document Overview<text:bookmark-end text:name="document-overview"/></text:h>
      <text:p text:style-name="First_20_paragraph"><text:span text:style-name="T1">IDD-002: Document Purpose</text:span> - The document <text:span text:style-name="T1">shall</text:span> describe the design of system interfaces - The document <text:span text:style-name="T1">shall</text:span> define interface specifications and protocols - The document <text:span text:style-name="T1">shall</text:span> specify interface implementation details</text:p>
      <text:h text:style-name="Heading_20_2" text:outline-level="2"><text:bookmark-start text:name="referenced-documents"/>2. Referenced Documents<text:bookmark-end text:name="referenced-documents"/></text:h>
      <text:p text:style-name="First_20_paragraph"><text:span text:style-name="T1">IDD-003: Referenced Standards</text:span> - MIL-STD-498: Software Development and Documentation - [Other applicable standards]</text:p>
      <text:h text:style-name="Heading_20_2" text:outline-level="2"><text:bookmark-start text:name="interface-overview"/>3. Interface Overview<text:bookmark-end text:name="interface-overview"/></text:h>
      <text:p text:style-name="First_20_paragraph"><text:span text:style-name="T1">IDD-004: System Description</text:span> - The document <text:span text:style-name="T1">shall</text:span> provide an overview of system interfaces - The document <text:span text:style-name="T1">shall</text:span> describe interface architecture and design - The document <text:span text:style-name="T1">shall</text:span> specify interface types and classifications</text:p>
      <text:h text:style-name="Heading_20_2" text:outline-level="2"><text:bookmark-start text:name="interface-specifications"/>4. Interface Specifications<text:bookmark-end text:name="interface-specifications"/></text:h>
      <text:h text:style-name="Heading_20_3" text:outline-level="3"><text:bookmark-start text:name="user-interfaces"/>4.1 User Interfaces<text:bookmark-end text:name="user-interfaces"/></text:h>
      <text:p text:style-name="First_20_paragraph"><text:span text:style-name="T1">IDD-005: User Interface Design</text:span> - The document <text:span text:style-name="T1">shall</text:span> describe user interface design principles - The document <text:span text:style-name="T1">shall</text:span> specify UI components and layouts - The document <text:span text:style-name="T1">shall</text:span> define user interaction patterns</text:p>
      <text:h text:style-name="Heading_20_3" text:outline-level="3"><text:bookmark-start text:name="hardware-interfaces"/>4.2 Hardware Interfaces<text:bookmark-end text:name="hardware-interfaces"/></text:h>
      <text:p text:style-name="First_20_paragraph"><text:span text:style-name="T1">IDD-006: Hardware Interface Design</text:span> - The document <text:span text:style-name="T1">shall</text:span> describe hardware interface specifications - The document <text:span text:style-name="T1">shall</text:span> specify communication protocols - The document <text:span text:style-name="T1">shall</text:span> define interface timing and electrical characteristics</text:p>
      <text:h text:style-name="Heading_20_3" text:outline-level="3"><text:bookmark-start text:name="software-interfaces"/>4.3 Software Interfaces<text:bookmark-end text:name="software-interfaces"/></text:h>
      <text:p text:style-name="First_20_paragraph"><text:span text:style-name="T1">IDD-007: Software Interface Design</text:span> - The document <text:span text:style-name="T1">shall</text:span> describe software interface specifications - The document <text:span text:style-name="T1">shall</text:span> define API contracts and data formats - The document <text:span text:style-name="T1">shall</text:span> specify interface versioning and compatibility</text:p>
      <text:h text:style-name="Heading_20_3" text:outline-level="3"><text:bookmark-start text:name="communications-interfaces"/>4.4 Communications Interfaces<text:bookmark-end text:name="communications-interfaces"/></text:h>
      <text:p text:style-name="First_20_paragraph"><text:span text:style-name="T1">IDD-008: Communications Interface Design</text:span> - The document <text:span text:style-name="T1">shall</text:span> describe communications interface specifications - The document <text:span text:style-name="T1">shall</text:span> define network protocols and data formats - The document <text:span text:style-name="T1">shall</text:span> specify security and authentication requirements</text:p>
      <text:h text:style-name="Heading_20_2" text:outline-level="2"><text:bookmark-start text:name="interface-implementation"/>5. Interface Implementation<text:bookmark-end text:name="interface-implementation"/></text:h>
      <text:p text:style-name="First_20_paragraph"><text:span text:style-name="T1">IDD-009: Implementation Details</text:span> - The document <text:span text:style-name="T1">shall</text:span> describe interface implementation approach - The document <text:span text:style-name="T1">shall</text:span> specify development tools and frameworks - The document <text:span text:style-name="T1">shall</text:span> define testing and validation procedures</text:p>
      <text:h text:style-name="Heading_20_2" text:outline-level="2"><text:bookmark-start text:name="interface-testing"/>6. Interface Testing<text:bookmark-end text:name="interface-testing"/></text:h>
      <text:p text:style-name="First_20_paragraph"><text:span text:style-name="T1">IDD-010: Testing Requirements</text:span> - The document <text:span text:style-name="T1">shall</text:span> describe interface testing strategies - The document <text:span text:style-name="T1">shall</text:span> specify test cases and validation criteria - The document <text:span text:style-name="T1">shall</text:span> define performance and reliability requirements</text:p>
      <text:h text:style-name="Heading_20_2" text:outline-level="2"><text:bookmark-start text:name="notes"/>7. Notes<text:bookmark-end text:name="notes"/></text:h>
      <text:list text:style-name="L1">
        <text:list-item>
          <text:p text:style-name="P1"><text:span text:style-name="T1">IDD</text:span>: Interface Design Document</text:p>
        </text:list-item>
        <text:list-item>
          <text:p text:style-name="P1"><text:span text:style-name="T1">API</text:span>: Application Programming Interface</text:p>
        </text:list-item>
        <text:list-item>
          <text:p text:style-name="P1"><text:span text:style-name="T1">UI</text:span>: User Interface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3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1.3</meta:generator>
    <dc:title>Interface Design Document (IDD)</dc:title>
    <dc:description/>
    <dc:subject/>
    <meta:keyword/>
    <meta:initial-creator>Development Team</meta:initial-creator>
    <dc:creator>Development Team</dc:creator>
    <meta:creation-date>2025-06-27T03:46:32Z</meta:creation-date>
    <dc:date>2025-06-27T03:46:32Z</dc:date>
    <meta:user-defined meta:name="date" meta:value-type="string">2024-06-26</meta:user-defined>
    <meta:user-defined meta:name="document_type" meta:value-type="string">Interface Design Document</meta:user-defined>
    <meta:user-defined meta:name="standard" meta:value-type="string">MIL-STD-498</meta:user-defined>
    <meta:user-defined meta:name="status" meta:value-type="string">Draft</meta:user-defined>
    <meta:user-defined meta:name="version" meta:value-type="string">1.0</meta:user-defined>
  </office:meta>
</office:document-meta>
</file>